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23c" officeooo:paragraph-rsid="0014c23c"/>
    </style:style>
    <style:style style:name="P2" style:family="paragraph" style:parent-style-name="Standard">
      <style:text-properties officeooo:paragraph-rsid="0014c23c"/>
    </style:style>
    <style:style style:name="T1" style:family="text">
      <style:text-properties officeooo:rsid="0014c2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:</text:p>
      <text:p text:style-name="P1"/>
      <text:p text:style-name="P1">-<text:tab/>open terminal</text:p>
      <text:p text:style-name="P1">-<text:tab/>navigate cd Dokumente/Projects/MyProjects</text:p>
      <text:p text:style-name="P1">-<text:tab/>mkdir &lt;newFolderName&gt; (maybe operator)</text:p>
      <text:p text:style-name="P1">-<text:tab/>cd &lt;newFolderName&gt;</text:p>
      <text:p text:style-name="P1">-<text:tab/>touch README.adoc</text:p>
      <text:p text:style-name="P1">-<text:tab/>git init</text:p>
      <text:p text:style-name="P1">-<text:tab/>open firefox</text:p>
      <text:p text:style-name="P1">-<text:tab/>go github.com</text:p>
      <text:p text:style-name="P1">-<text:tab/>create new repository with &lt;newFolderName&gt;</text:p>
      <text:p text:style-name="P2"><text:span text:style-name="T1">-<text:tab/>copy remote link into terminal</text:span></text:p>
      <text:p text:style-name="P1">-<text:tab/>git add . (in terminal)</text:p>
      <text:p text:style-name="P1">-<text:tab/>git commit -m „initial commit“</text:p>
      <text:p text:style-name="P1">-<text:tab/>git push – u origin master</text:p>
      <text:p text:style-name="P1">- <text:tab/>code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8:20:29.806956124</meta:creation-date>
    <dc:date>2020-11-05T18:28:50.881092707</dc:date>
    <meta:editing-duration>PT8M21S</meta:editing-duration>
    <meta:editing-cycles>1</meta:editing-cycles>
    <meta:document-statistic meta:table-count="0" meta:image-count="0" meta:object-count="0" meta:page-count="1" meta:paragraph-count="15" meta:word-count="61" meta:character-count="356" meta:non-whitespace-character-count="308"/>
    <meta:generator>LibreOffice/6.4.6.2$Linux_X86_64 LibreOffice_project/40$Build-2</meta:generator>
  </office:meta>
</office:document-meta>
</file>